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5.3709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star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 Cost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C1608X5R0J106K080A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2]*[.F2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C1, C3, C7, C20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C1005X5R1E105K050BE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D3]*[.F3]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string" calcext:value-type="string">
            <text:p>C4, C5</text:p>
          </table:table-cell>
          <table:table-cell table:style-name="ce2" office:value-type="string" calcext:value-type="string">
            <text:p>33p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CGA2B2C0G1H330J050B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4]*[.F4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C6, C8-C19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C1005X7R1H104K050BE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D5]*[.F5]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2.1v</text:p>
          </table:table-cell>
          <table:table-cell table:style-name="ce2" office:value-type="string" calcext:value-type="string">
            <text:p>LED_SMD:LED_0402_1005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APHHS1005CGC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6]*[.F6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USB_B_Micro</text:p>
          </table:table-cell>
          <table:table-cell table:style-name="ce2" office:value-type="string" calcext:value-type="string">
            <text:p>Connector_USB:USB_Micro-B_Molex-105017-000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105017-000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7]*[.F7]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icro_SD_Card</text:p>
          </table:table-cell>
          <table:table-cell table:style-name="ce2" office:value-type="string" calcext:value-type="string">
            <text:p>Connector_Card:microSD_HC_Molex_104031-0811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string" calcext:value-type="string">
            <text:p>104031-08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8]*[.F8]" office:value-type="float" office:value="2.22" calcext:value-type="float">
            <text:p>2.22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msbaker:5055513420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string" calcext:value-type="string">
            <text:p>505551-342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9]*[.F9]" office:value-type="float" office:value="1.57" calcext:value-type="float">
            <text:p>1.57</text:p>
          </table:table-cell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BOOTSEL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, R2</text:p>
          </table:table-cell>
          <table:table-cell table:style-name="ce2" office:value-type="string" calcext:value-type="string">
            <text:p>15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5K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1]*[.F11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3, R4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K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2]*[.F12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5, R6</text:p>
          </table:table-cell>
          <table:table-cell table:style-name="ce5" office:value-type="float" office:value="27.4" calcext:value-type="float">
            <text:p>27.4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27R4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13]*[.F13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5" office:value-type="float" office:value="120" calcext:value-type="float">
            <text:p>120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20R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4]*[.F14]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IC5365-3.3YC5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MIC5365-3.3YC5-T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5]*[.F15]" office:value-type="float" office:value="0.19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W25Q128JVS</text:p>
          </table:table-cell>
          <table:table-cell table:style-name="ce2" office:value-type="string" calcext:value-type="string">
            <text:p>Package_SO:SOIC-8_5.23x5.23mm_P1.27mm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W25Q128JVSIM T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6]*[.F16]" office:value-type="float" office:value="1.95" calcext:value-type="float">
            <text:p>1.95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RP2040</text:p>
          </table:table-cell>
          <table:table-cell table:style-name="ce2" office:value-type="string" calcext:value-type="string">
            <text:p>RP2040_minimal:RP2040-QFN-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P2040TR1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7]*[.F17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LSM6DSO32</text:p>
          </table:table-cell>
          <table:table-cell table:style-name="ce2" office:value-type="string" calcext:value-type="string">
            <text:p>Package_LGA:LGA-14_3x2.5mm_P0.5mm_LayoutBorder3x4y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string" calcext:value-type="string">
            <text:p>LSM6DSO32T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8]*[.F18]" office:value-type="float" office:value="5.47" calcext:value-type="float">
            <text:p>5.47</text:p>
          </table:table-cell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:Crystal_SMD_5032-2Pin_5.0x3.2mm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string" calcext:value-type="string">
            <text:p>445I23D12M00000 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D19]*[.F19]" office:value-type="float" office:value="0.76" calcext:value-type="float">
            <text:p>0.76</text:p>
          </table:table-cell>
        </table:table-row>
        <table:table-row table:style-name="ro1">
          <table:table-cell table:style-name="ce3" table:number-columns-repeated="7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Cost per unit</text:p>
          </table:table-cell>
        </table:table-row>
        <table:table-row table:style-name="ro1">
          <table:table-cell table:style-name="ce3" table:number-columns-repeated="6"/>
          <table:table-cell table:style-name="ce3" table:formula="of:=SUM([.G2:.G19])" office:value-type="float" office:value="19.14" calcext:value-type="float">
            <text:p>19.14</text:p>
          </table:table-cell>
        </table:table-row>
        <table:table-row table:style-name="ro2" table:number-rows-repeated="104855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9T20:31:10.295654506</dc:date>
    <meta:editing-duration>PT12M18S</meta:editing-duration>
    <meta:editing-cycles>5</meta:editing-cycles>
    <meta:generator>LibreOffice/7.3.5.2$Linux_X86_64 LibreOffice_project/30$Build-2</meta:generator>
    <meta:document-statistic meta:table-count="1" meta:cell-count="132" meta:object-count="0"/>
  </office:meta>
</office:document-meta>
</file>